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5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5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0.50pt" fo:font-weight="bold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5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0.5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0.50pt" fo:font-weight="bold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0.50pt" fo:font-weight="bold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50pt" fo:font-weight="bold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50pt" fo:font-weight="bold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50pt" fo:font-weight="bold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50pt" fo:font-weight="bold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0.50pt" fo:font-weight="normal" fo:font-family="'Rupee Foradian'" style:font-family-asian="'Rupee Foradian'" style:font-family-complex="'Rupee Foradian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0.50pt" fo:font-weight="normal" fo:font-family="'Rupee Foradian'" style:font-family-asian="'Rupee Foradian'" style:font-family-complex="'Rupee Foradian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0.50pt" fo:font-weight="normal" fo:font-family="'Rupee Foradian'" style:font-family-asian="'Rupee Foradian'" style:font-family-complex="'Rupee Foradian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0.50pt" fo:font-weight="normal" fo:font-family="'Rupee Foradian'" style:font-family-asian="'Rupee Foradian'" style:font-family-complex="'Rupee Foradian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0.50pt" fo:font-weight="normal" fo:font-family="'Rupee Foradian'" style:font-family-asian="'Rupee Foradian'" style:font-family-complex="'Rupee Foradian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0.50pt" fo:font-weight="normal" fo:font-family="'Rupee Foradian'" style:font-family-asian="'Rupee Foradian'" style:font-family-complex="'Rupee Foradian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0.50pt" fo:font-weight="bold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0.50pt" fo:font-weight="normal" fo:font-family="'Rupee Foradian'" style:font-family-asian="'Rupee Foradian'" style:font-family-complex="'Rupee Foradian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0.50pt" fo:font-weight="bold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0.50pt" fo:font-weight="bold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0.50pt" fo:font-weight="normal" fo:font-family="'Rupee Foradian'" style:font-family-asian="'Rupee Foradian'" style:font-family-complex="'Rupee Foradian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0.50pt" fo:font-weight="bold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0.50pt" fo:font-weight="bold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0.50pt" fo:font-weight="normal" fo:font-family="'Rupee Foradian'" style:font-family-asian="'Rupee Foradian'" style:font-family-complex="'Rupee Foradian'" fo:background-color="transparent" style:use-window-font-color="true"/>
    </style:style>
    <style:style style:name="T82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0.50pt" fo:font-weight="bold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P1" style:family="paragraph">
      <style:paragraph-properties fo:line-height="100.00%" fo:text-align="left" fo:margin-bottom="6.00pt"/>
    </style:style>
    <style:style style:name="P2" style:family="paragraph">
      <style:paragraph-properties fo:line-height="100.00%" fo:text-align="left" fo:margin-left="2.70pt" fo:text-indent="-2.70pt">
        <style:tab-stops>
          <style:tab-stop style:position="479.20pt"/>
        </style:tab-stops>
      </style:paragraph-properties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 fo:margin-left="2.70pt" fo:text-indent="-2.70pt">
        <style:tab-stops>
          <style:tab-stop style:position="479.20pt"/>
        </style:tab-stops>
      </style:paragraph-properties>
    </style:style>
    <style:style style:name="P5" style:family="paragraph">
      <style:paragraph-properties fo:line-height="100.00%" fo:text-align="left" fo:margin-left="2.70pt" fo:text-indent="-2.70pt">
        <style:tab-stops>
          <style:tab-stop style:position="479.20pt"/>
        </style:tab-stops>
      </style:paragraph-properties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left" fo:margin-left="2.70pt" fo:text-indent="-2.70pt">
        <style:tab-stops>
          <style:tab-stop style:position="479.20pt"/>
        </style:tab-stops>
      </style:paragraph-properties>
    </style:style>
    <style:style style:name="P8" style:family="paragraph">
      <style:paragraph-properties fo:line-height="100.00%" fo:text-align="left" fo:margin-left="2.70pt" fo:text-indent="-2.70pt">
        <style:tab-stops>
          <style:tab-stop style:position="238.15pt"/>
          <style:tab-stop style:position="3287.90pt" style:leader-style="dotted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2.70pt" fo:text-indent="-2.70pt">
        <style:tab-stops>
          <style:tab-stop style:position="238.15pt"/>
          <style:tab-stop style:position="3287.90pt" style:leader-style="dotted"/>
        </style:tab-stops>
      </style:paragraph-properties>
    </style:style>
    <style:style style:name="P11" style:family="paragraph">
      <style:paragraph-properties fo:line-height="100.00%" fo:text-align="left" fo:margin-left="2.70pt" fo:text-indent="-2.70pt">
        <style:tab-stops>
          <style:tab-stop style:position="99.70pt"/>
          <style:tab-stop style:position="3287.90pt" style:leader-style="dotted"/>
          <style:tab-stop style:position="421118.95pt" style:type="right"/>
          <style:tab-stop style:position="10.10pt"/>
        </style:tab-stops>
      </style:paragraph-properties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left" fo:margin-left="2.70pt" fo:text-indent="-2.70pt">
        <style:tab-stops>
          <style:tab-stop style:position="99.70pt"/>
          <style:tab-stop style:position="3287.90pt" style:leader-style="dotted"/>
          <style:tab-stop style:position="421118.95pt" style:type="right"/>
          <style:tab-stop style:position="10.10pt"/>
        </style:tab-stops>
      </style:paragraph-properties>
    </style:style>
    <style:style style:name="P14" style:family="paragraph">
      <style:paragraph-properties fo:line-height="100.00%" fo:text-align="left" fo:margin-left="2.70pt" fo:text-indent="-2.70pt">
        <style:tab-stops>
          <style:tab-stop style:position="99.70pt"/>
          <style:tab-stop style:position="3287.90pt" style:leader-style="dotted"/>
          <style:tab-stop style:position="421118.95pt" style:type="right"/>
          <style:tab-stop style:position="10.10pt"/>
          <style:tab-stop style:position="66.50pt"/>
          <style:tab-stop style:position="3287.90pt" style:leader-style="dotted"/>
        </style:tab-stops>
      </style:paragraph-properties>
    </style:style>
    <style:style style:name="P15" style:family="paragraph">
      <style:paragraph-properties fo:line-height="100.00%" fo:text-align="center"/>
    </style:style>
    <style:style style:name="P16" style:family="paragraph">
      <style:paragraph-properties fo:line-height="100.00%" fo:text-align="righ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center"/>
    </style:style>
    <style:style style:name="P19" style:family="paragraph">
      <style:paragraph-properties fo:line-height="100.00%" fo:text-align="right"/>
    </style:style>
    <style:style style:name="P20" style:family="paragraph">
      <style:paragraph-properties fo:line-height="100.00%" fo:text-align="left" fo:margin-left="2.70pt" fo:text-indent="-2.70pt">
        <style:tab-stops>
          <style:tab-stop style:position="99.70pt"/>
          <style:tab-stop style:position="3287.90pt" style:leader-style="dotted"/>
          <style:tab-stop style:position="421118.95pt" style:type="right"/>
          <style:tab-stop style:position="10.10pt"/>
          <style:tab-stop style:position="66.50pt"/>
          <style:tab-stop style:position="3287.90pt" style:leader-style="dotted"/>
        </style:tab-stops>
      </style:paragraph-properties>
    </style:style>
    <style:style style:name="P21" style:family="paragraph">
      <style:paragraph-properties fo:line-height="100.00%" fo:text-align="left" fo:margin-left="2.70pt" fo:text-indent="-2.70pt">
        <style:tab-stops>
          <style:tab-stop style:position="99.70pt"/>
          <style:tab-stop style:position="3287.90pt" style:leader-style="dotted"/>
          <style:tab-stop style:position="421118.95pt" style:type="right"/>
          <style:tab-stop style:position="10.10pt"/>
          <style:tab-stop style:position="66.50pt"/>
          <style:tab-stop style:position="3287.90pt" style:leader-style="dotted"/>
        </style:tab-stops>
      </style:paragraph-properties>
    </style:style>
    <style:style style:name="P22" style:family="paragraph">
      <style:paragraph-properties fo:line-height="100.00%" fo:text-align="center"/>
    </style:style>
    <style:style style:name="P23" style:family="paragraph">
      <style:paragraph-properties fo:line-height="100.00%" fo:text-align="right"/>
    </style:style>
    <style:style style:name="P24" style:family="paragraph">
      <style:paragraph-properties fo:line-height="100.00%" fo:text-align="center"/>
    </style:style>
    <style:style style:name="P25" style:family="paragraph">
      <style:paragraph-properties fo:line-height="100.00%" fo:text-align="right"/>
    </style:style>
    <style:style style:name="P26" style:family="paragraph">
      <style:paragraph-properties fo:line-height="100.00%" fo:text-align="left" fo:margin-left="2.70pt" fo:text-indent="-2.70pt">
        <style:tab-stops>
          <style:tab-stop style:position="99.70pt"/>
          <style:tab-stop style:position="3287.90pt" style:leader-style="dotted"/>
          <style:tab-stop style:position="421118.95pt" style:type="right"/>
          <style:tab-stop style:position="10.10pt"/>
          <style:tab-stop style:position="66.50pt"/>
          <style:tab-stop style:position="3287.90pt" style:leader-style="dotted"/>
        </style:tab-stops>
      </style:paragraph-properties>
    </style:style>
    <style:style style:name="P27" style:family="paragraph">
      <style:paragraph-properties fo:line-height="100.00%" fo:text-align="center"/>
    </style:style>
    <style:style style:name="P28" style:family="paragraph">
      <style:paragraph-properties fo:line-height="100.00%" fo:text-align="right"/>
    </style:style>
    <style:style style:name="P29" style:family="paragraph">
      <style:paragraph-properties fo:line-height="100.00%" fo:text-align="center"/>
    </style:style>
    <style:style style:name="P30" style:family="paragraph">
      <style:paragraph-properties fo:line-height="100.00%" fo:text-align="right"/>
    </style:style>
    <style:style style:name="P31" style:family="paragraph">
      <style:paragraph-properties fo:line-height="100.00%" fo:text-align="left" fo:margin-left="2.70pt" fo:text-indent="-2.70pt">
        <style:tab-stops>
          <style:tab-stop style:position="99.70pt"/>
          <style:tab-stop style:position="3287.90pt" style:leader-style="dotted"/>
          <style:tab-stop style:position="421118.95pt" style:type="right"/>
          <style:tab-stop style:position="10.10pt"/>
          <style:tab-stop style:position="66.50pt"/>
          <style:tab-stop style:position="3287.90pt" style:leader-style="dotted"/>
        </style:tab-stops>
      </style:paragraph-properties>
    </style:style>
    <style:style style:name="P32" style:family="paragraph">
      <style:paragraph-properties fo:line-height="100.00%" fo:text-align="left" fo:margin-left="2.70pt" fo:text-indent="-2.70pt">
        <style:tab-stops>
          <style:tab-stop style:position="99.70pt"/>
          <style:tab-stop style:position="3287.90pt" style:leader-style="dotted"/>
          <style:tab-stop style:position="421118.95pt" style:type="right"/>
          <style:tab-stop style:position="10.10pt"/>
          <style:tab-stop style:position="66.50pt"/>
          <style:tab-stop style:position="3287.90pt" style:leader-style="dotted"/>
        </style:tab-stops>
      </style:paragraph-properties>
    </style:style>
    <style:style style:name="P33" style:family="paragraph">
      <style:paragraph-properties fo:line-height="100.00%" fo:text-align="center"/>
    </style:style>
    <style:style style:name="P34" style:family="paragraph">
      <style:paragraph-properties fo:line-height="100.00%" fo:text-align="right"/>
    </style:style>
    <style:style style:name="P35" style:family="paragraph">
      <style:paragraph-properties fo:line-height="100.00%" fo:text-align="center"/>
    </style:style>
    <style:style style:name="P36" style:family="paragraph">
      <style:paragraph-properties fo:line-height="100.00%" fo:text-align="right"/>
    </style:style>
    <style:style style:name="P37" style:family="paragraph">
      <style:paragraph-properties fo:line-height="100.00%" fo:text-align="left" fo:margin-left="2.70pt" fo:text-indent="-2.70pt">
        <style:tab-stops>
          <style:tab-stop style:position="99.70pt"/>
          <style:tab-stop style:position="3287.90pt" style:leader-style="dotted"/>
          <style:tab-stop style:position="421118.95pt" style:type="right"/>
          <style:tab-stop style:position="10.10pt"/>
          <style:tab-stop style:position="66.50pt"/>
          <style:tab-stop style:position="3287.90pt" style:leader-style="dotted"/>
        </style:tab-stops>
      </style:paragraph-properties>
    </style:style>
    <style:style style:name="P38" style:family="paragraph">
      <style:paragraph-properties fo:line-height="100.00%" fo:text-align="left" fo:margin-left="2.70pt" fo:text-indent="-2.70pt">
        <style:tab-stops>
          <style:tab-stop style:position="479.20pt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2.70pt" fo:text-indent="-2.70pt">
        <style:tab-stops>
          <style:tab-stop style:position="479.20pt"/>
        </style:tab-stops>
      </style:paragraph-properties>
    </style:style>
    <style:style style:name="P41" style:family="paragraph">
      <style:paragraph-properties fo:line-height="100.00%" fo:text-align="left"/>
    </style:style>
    <style:style style:name="TableColumn0100" style:family="table-column">
      <style:table-column-properties style:column-width="1.422222in"/>
    </style:style>
    <style:style style:name="TableColumn0101" style:family="table-column">
      <style:table-column-properties style:column-width="0.961111in"/>
    </style:style>
    <style:style style:name="TableColumn0102" style:family="table-column">
      <style:table-column-properties style:column-width="0.961806in"/>
    </style:style>
    <style:style style:name="TableColumn0103" style:family="table-column">
      <style:table-column-properties style:column-width="1.871528in"/>
    </style:style>
    <style:style style:name="TableColumn0104" style:family="table-column">
      <style:table-column-properties style:column-width="0.364583in"/>
    </style:style>
    <style:style style:name="TableColumn0105" style:family="table-column">
      <style:table-column-properties style:column-width="1.111806in"/>
    </style:style>
    <style:style style:name="Table01" style:family="table">
      <style:table-properties style:width="6.693056in" fo:margin-left="0.000000in" style:writing-mode="lr" table:align="left" style:may-break-between-rows="true"/>
    </style:style>
    <style:style style:name="TableRow0100" style:family="table-row">
      <style:table-row-properties style:min-row-height="0.381944in"/>
    </style:style>
    <style:style style:name="TableCell010000" style:family="table-cell">
      <style:table-cell-properties fo:border-top="0.013889in solid #000000" fo:border-left="0.013889in solid #000000" fo:border-right="0.013889in solid #000000" fo:border-bottom="0.013889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0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0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00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00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13889in solid #000000" fo:border-right="0.013889in solid #000000" fo:border-bottom="0.013889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1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1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10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10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102" style:family="table-row">
      <style:table-row-properties style:min-row-height="0.843056in"/>
    </style:style>
    <style:style style:name="TableCell010200" style:family="table-cell">
      <style:table-cell-properties fo:border-top="0.000694in solid #000000" fo:border-left="0.013889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2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203" style:family="table-cell">
      <style:table-cell-properties fo:border-top="0.000694in solid #000000" fo:border-left="0.013889in solid #000000" fo:border-right="0.013889in solid #000000" fo:border-bottom="0.013889in solid #000000" fo:padding-left="0.037500in" fo:padding-right="0.037500in" fo:vertical-align="top" fo:background-color="#ffffff"/>
    </style:style>
    <style:style style:name="TableCell01020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20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103" style:family="table-row">
      <style:table-row-properties style:min-row-height="0.172917in"/>
    </style:style>
    <style:style style:name="TableCell010300" style:family="table-cell">
      <style:table-cell-properties fo:border-top="0.000694in solid #000000" fo:border-left="0.013889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13889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3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303" style:family="table-cell">
      <style:table-cell-properties fo:border-top="0.000694in solid #000000" fo:border-left="0.013889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304" style:family="table-cell">
      <style:table-cell-properties fo:border-top="0.000694in solid #000000" fo:border-left="0.013889in solid #000000" fo:border-right="0.013889in solid #000000" fo:border-bottom="0.013889in solid #000000" fo:padding-left="0.037500in" fo:padding-right="0.037500in" fo:vertical-align="top" fo:background-color="#ffffff"/>
    </style:style>
    <style:style style:name="TableCell01030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13889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401" style:family="table-cell">
      <style:table-cell-properties fo:border-top="0.000694in solid #000000" fo:border-left="0.013889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402" style:family="table-cell">
      <style:table-cell-properties fo:border-top="0.000694in solid #000000" fo:border-left="0.013889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403" style:family="table-cell">
      <style:table-cell-properties fo:border-top="0.000694in solid #000000" fo:border-left="0.013889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404" style:family="table-cell">
      <style:table-cell-properties fo:border-top="0.000694in solid #000000" fo:border-left="0.013889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405" style:family="table-cell">
      <style:table-cell-properties fo:border-top="0.000694in solid #000000" fo:border-left="0.013889in solid #000000" fo:border-right="0.013889in solid #000000" fo:border-bottom="0.013889in solid #000000" fo:padding-left="0.037500in" fo:padding-right="0.037500in" fo:vertical-align="top" fo:background-color="#ffffff"/>
    </style:style>
    <style:style style:name="TableRow0105" style:family="table-row">
      <style:table-row-properties style:min-row-height="0.138889in"/>
    </style:style>
    <style:style style:name="TableCell010500" style:family="table-cell">
      <style:table-cell-properties fo:border-top="0.000694in solid #000000" fo:border-left="0.013889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501" style:family="table-cell">
      <style:table-cell-properties fo:border-top="0.000694in solid #000000" fo:border-left="0.013889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502" style:family="table-cell">
      <style:table-cell-properties fo:border-top="0.000694in solid #000000" fo:border-left="0.013889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503" style:family="table-cell">
      <style:table-cell-properties fo:border-top="0.000694in solid #000000" fo:border-left="0.013889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504" style:family="table-cell">
      <style:table-cell-properties fo:border-top="0.000694in solid #000000" fo:border-left="0.013889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505" style:family="table-cell">
      <style:table-cell-properties fo:border-top="0.000694in solid #000000" fo:border-left="0.013889in solid #000000" fo:border-right="0.013889in solid #000000" fo:border-bottom="0.013889in solid #000000" fo:padding-left="0.037500in" fo:padding-right="0.037500in" fo:vertical-align="top" fo:background-color="#ffffff"/>
    </style:style>
    <style:style style:name="TableRow0106" style:family="table-row">
      <style:table-row-properties style:min-row-height="0.138889in"/>
    </style:style>
    <style:style style:name="TableCell010600" style:family="table-cell">
      <style:table-cell-properties fo:border-top="0.000694in solid #000000" fo:border-left="0.013889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601" style:family="table-cell">
      <style:table-cell-properties fo:border-top="0.000694in solid #000000" fo:border-left="0.013889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602" style:family="table-cell">
      <style:table-cell-properties fo:border-top="0.000694in solid #000000" fo:border-left="0.013889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603" style:family="table-cell">
      <style:table-cell-properties fo:border-top="0.000694in solid #000000" fo:border-left="0.013889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604" style:family="table-cell">
      <style:table-cell-properties fo:border-top="0.000694in solid #000000" fo:border-left="0.013889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605" style:family="table-cell">
      <style:table-cell-properties fo:border-top="0.000694in solid #000000" fo:border-left="0.013889in solid #000000" fo:border-right="0.013889in solid #000000" fo:border-bottom="0.013889in solid #000000" fo:padding-left="0.037500in" fo:padding-right="0.0375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13889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701" style:family="table-cell">
      <style:table-cell-properties fo:border-top="0.000694in solid #000000" fo:border-left="0.013889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702" style:family="table-cell">
      <style:table-cell-properties fo:border-top="0.000694in solid #000000" fo:border-left="0.013889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703" style:family="table-cell">
      <style:table-cell-properties fo:border-top="0.000694in solid #000000" fo:border-left="0.013889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704" style:family="table-cell">
      <style:table-cell-properties fo:border-top="0.000694in solid #000000" fo:border-left="0.013889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705" style:family="table-cell">
      <style:table-cell-properties fo:border-top="0.000694in solid #000000" fo:border-left="0.013889in solid #000000" fo:border-right="0.013889in solid #000000" fo:border-bottom="0.013889in solid #000000" fo:padding-left="0.037500in" fo:padding-right="0.037500in" fo:vertical-align="top" fo:background-color="#ffffff"/>
    </style:style>
    <style:style style:name="TableRow0108" style:family="table-row">
      <style:table-row-properties style:min-row-height="0.313194in"/>
    </style:style>
    <style:style style:name="TableCell010800" style:family="table-cell">
      <style:table-cell-properties fo:border-top="0.000694in solid #000000" fo:border-left="0.013889in solid #000000" fo:border-right="0.013889in solid #000000" fo:border-bottom="0.013889in solid #000000" fo:padding-left="0.037500in" fo:padding-right="0.037500in" fo:vertical-align="top" fo:background-color="#ffffff"/>
    </style:style>
    <style:style style:name="TableCell0108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8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8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80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80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</office:automatic-styles>
  <office:body>
    <office:text>
      <text:p text:style-name="P1"><text:span text:style-name="T1">[!-- BEGIN articles --]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row table:style-name="TableRow0100">
          <table:table-cell table:style-name="TableCell010000" table:number-columns-spanned="6">
            <text:p text:style-name="P3"><draw:frame text:anchor-type="as-char" svg:width="3.18mm" svg:height="5.93mm" style:rel-width="scale" style:rel-height="scale"><draw:object-ole xlink:href="OleObj1"/><draw:image xlink:href="ObjectReplacements/OleObj1"/></draw:frame><text:span text:style-name="T2"/></text:p>
            <text:p text:style-name="P3"><text:span text:style-name="T3">BUAT,Banda</text:span><text:span text:style-name="T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0101">
          <table:table-cell table:style-name="TableCell010100" table:number-columns-spanned="6">
            <text:p text:style-name="P6"><text:span text:style-name="T5">PAY SLIP</text:span><text:span text:style-name="T6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0102">
          <table:table-cell table:style-name="TableCell010200" table:number-columns-spanned="3">
            <text:p text:style-name="P9"><text:span text:style-name="T7">Name of Employee</text:span><text:span text:style-name="T8"><text:s/>{name}</text:span></text:p>
            <text:p text:style-name="P9"><text:span text:style-name="T9">Employee S.No.<text:s/></text:span><text:span text:style-name="T10">{ecode}</text:span><text:span text:style-name="T11"/></text:p>
          </table:table-cell>
          <table:covered-table-cell/>
          <table:covered-table-cell/>
          <table:table-cell table:style-name="TableCell010203" table:number-columns-spanned="3">
            <text:p text:style-name="P9"><text:span text:style-name="T12">Month</text:span><text:span text:style-name="T13"><text:s text:c="33"/>{month}</text:span></text:p>
            <text:p text:style-name="P9"><text:span text:style-name="T14">No: Of Days Worked<text:s/></text:span><text:span text:style-name="T15"><text:s text:c="9"/>{days}</text:span></text:p>
            <text:p text:style-name="P9"><text:span text:style-name="T16">Bank<text:s text:c="36"/></text:span><text:span text:style-name="T17">Union Bank</text:span></text:p>
            <text:p text:style-name="P9"><text:span text:style-name="T18">Bank Account</text:span><text:span text:style-name="T19"><text:s text:c="21"/>{accno}</text:span><text:span text:style-name="T20"/></text:p>
          </table:table-cell>
          <table:covered-table-cell/>
          <table:covered-table-cell/>
        </table:table-row>
        <table:table-row table:style-name="TableRow0103">
          <table:table-cell table:style-name="TableCell010300">
            <text:p text:style-name="P12"><text:span text:style-name="T21">Particulars</text:span><text:span text:style-name="T22"/></text:p>
          </table:table-cell>
          <table:table-cell table:style-name="TableCell010301" table:number-columns-spanned="2">
            <text:p text:style-name="P12"><text:span text:style-name="T23">Amount</text:span><text:span text:style-name="T24"/></text:p>
          </table:table-cell>
          <table:covered-table-cell/>
          <table:table-cell table:style-name="TableCell010303">
            <text:p text:style-name="P12"><text:span text:style-name="T25">Deductions</text:span><text:span text:style-name="T26"/></text:p>
          </table:table-cell>
          <table:table-cell table:style-name="TableCell010304" table:number-columns-spanned="2">
            <text:p text:style-name="P12"><text:span text:style-name="T27">Amount</text:span><text:span text:style-name="T28"/></text:p>
          </table:table-cell>
          <table:covered-table-cell/>
        </table:table-row>
        <table:table-row table:style-name="TableRow0104">
          <table:table-cell table:style-name="TableCell010400">
            <text:p text:style-name="P15"><text:span text:style-name="T29">Basic Pay</text:span></text:p>
            <text:p text:style-name="P15"><text:span text:style-name="T29">Grade Pay</text:span></text:p>
            <text:p text:style-name="P15"><text:span text:style-name="T29">Total Salary</text:span></text:p>
            <text:p text:style-name="P15"><text:span text:style-name="T29">DA</text:span></text:p>
            <text:p text:style-name="P15"><text:span text:style-name="T29">HRA</text:span></text:p>
            <text:p text:style-name="P15"><text:span text:style-name="T29">Rate</text:span></text:p>
            <text:p text:style-name="P15"><text:span text:style-name="T29">WorkDays</text:span></text:p>
            <text:p text:style-name="P15"><text:span text:style-name="T30">Calculated Sal</text:span></text:p>
            <text:p text:style-name="P15"><text:span text:style-name="T31"/></text:p>
          </table:table-cell>
          <table:table-cell table:style-name="TableCell010401">
            <text:p text:style-name="P16"><text:span text:style-name="T31"/></text:p>
            <text:p text:style-name="P16"><text:span text:style-name="T31"/></text:p>
            <text:p text:style-name="P16"><text:span text:style-name="T31"/></text:p>
            <text:p text:style-name="P16"><text:span text:style-name="T31"/></text:p>
            <text:p text:style-name="P16"><text:span text:style-name="T31"/></text:p>
            <text:p text:style-name="P16"><text:span text:style-name="T31"/></text:p>
            <text:p text:style-name="P16"><text:span text:style-name="T32">`</text:span><text:span text:style-name="T33"/></text:p>
          </table:table-cell>
          <table:table-cell table:style-name="TableCell010402">
            <text:p text:style-name="P17"><text:span text:style-name="T34">{basic}</text:span></text:p>
            <text:p text:style-name="P17"><text:span text:style-name="T35">{grade}<text:s text:c="28"/>{gross}<text:s text:c="13"/></text:span></text:p>
            <text:p text:style-name="P17"><text:span text:style-name="T35"><text:s/>{da}</text:span></text:p>
            <text:p text:style-name="P17"><text:span text:style-name="T35">{hra}</text:span></text:p>
            <text:p text:style-name="P17"><text:span text:style-name="T35">{rate}</text:span></text:p>
            <text:p text:style-name="P17"><text:span text:style-name="T35">{workdays}</text:span></text:p>
            <text:p text:style-name="P17"><text:span text:style-name="T36">{calsal}</text:span><text:span text:style-name="T37"/></text:p>
          </table:table-cell>
          <table:table-cell table:style-name="TableCell010403">
            <text:p text:style-name="P18"><text:span text:style-name="T38">Water-Charges</text:span></text:p>
            <text:p text:style-name="P18"><text:span text:style-name="T38">Electricity</text:span></text:p>
            <text:p text:style-name="P18"><text:span text:style-name="T38">GPF</text:span></text:p>
            <text:p text:style-name="P18"><text:span text:style-name="T38">GIS</text:span></text:p>
            <text:p text:style-name="P18"><text:span text:style-name="T38">NPS-EC(current)</text:span></text:p>
            <text:p text:style-name="P18"><text:span text:style-name="T38">NPS-EC(previous)</text:span></text:p>
            <text:p text:style-name="P18"><text:span text:style-name="T38">TDS</text:span></text:p>
            <text:p text:style-name="P18"><text:span text:style-name="T38">Miscellaneous</text:span></text:p>
            <text:p text:style-name="P18"><text:span text:style-name="T39"/></text:p>
          </table:table-cell>
          <table:table-cell table:style-name="TableCell010404">
            <text:p text:style-name="P19"><text:span text:style-name="T40">`</text:span><text:span text:style-name="T41"/></text:p>
          </table:table-cell>
          <table:table-cell table:style-name="TableCell010405">
            <text:p text:style-name="P19"><text:span text:style-name="T42">{watercharges}</text:span></text:p>
            <text:p text:style-name="P19"><text:span text:style-name="T42">{electricity}</text:span></text:p>
            <text:p text:style-name="P19"><text:span text:style-name="T42">{gpf}</text:span></text:p>
            <text:p text:style-name="P19"><text:span text:style-name="T42">{gis}</text:span></text:p>
            <text:p text:style-name="P19"><text:span text:style-name="T42">{npsec1}</text:span></text:p>
            <text:p text:style-name="P19"><text:span text:style-name="T42">{npsec0}</text:span></text:p>
            <text:p text:style-name="P19"><text:span text:style-name="T42">{tds}</text:span></text:p>
            <text:p text:style-name="P19"><text:span text:style-name="T42">{miscellaneous}</text:span><text:span text:style-name="T43"/></text:p>
          </table:table-cell>
        </table:table-row>
        <table:table-row table:style-name="TableRow0105">
          <table:table-cell table:style-name="TableCell010500">
            <text:p text:style-name="P22"><text:span text:style-name="T44">NPS-current</text:span></text:p>
            <text:p text:style-name="P22"><text:span text:style-name="T44">NPS-previous</text:span></text:p>
            <text:p text:style-name="P22"><text:span text:style-name="T45"/></text:p>
          </table:table-cell>
          <table:table-cell table:style-name="TableCell010501">
            <text:p text:style-name="P23"><text:span text:style-name="T46">`</text:span><text:span text:style-name="T47"/></text:p>
          </table:table-cell>
          <table:table-cell table:style-name="TableCell010502">
            <text:p text:style-name="P23"><text:span text:style-name="T48">{npscurrent}</text:span></text:p>
            <text:p text:style-name="P23"><text:span text:style-name="T48">{npsprevious}</text:span></text:p>
            <text:p text:style-name="P23"><text:span text:style-name="T49"/></text:p>
          </table:table-cell>
          <table:table-cell table:style-name="TableCell010503">
            <text:p text:style-name="P24"><text:span text:style-name="T50">Special</text:span></text:p>
            <text:p text:style-name="P24"><text:span text:style-name="T50">HRA</text:span><text:span text:style-name="T51"/></text:p>
          </table:table-cell>
          <table:table-cell table:style-name="TableCell010504">
            <text:p text:style-name="P25"><text:span text:style-name="T52">`</text:span><text:span text:style-name="T53"/></text:p>
          </table:table-cell>
          <table:table-cell table:style-name="TableCell010505">
            <text:p text:style-name="P25"><text:span text:style-name="T54">{special}</text:span></text:p>
            <text:p text:style-name="P25"><text:span text:style-name="T54">{hrad}</text:span><text:span text:style-name="T55"/></text:p>
          </table:table-cell>
        </table:table-row>
        <table:table-row table:style-name="TableRow0106">
          <table:table-cell table:style-name="TableCell010600">
            <text:p text:style-name="P27"><text:span text:style-name="T56">CCA</text:span><text:span text:style-name="T57"/></text:p>
          </table:table-cell>
          <table:table-cell table:style-name="TableCell010601">
            <text:p text:style-name="P28"><text:span text:style-name="T58">`</text:span><text:span text:style-name="T59"/></text:p>
          </table:table-cell>
          <table:table-cell table:style-name="TableCell010602">
            <text:p text:style-name="P28"><text:span text:style-name="T60">{CCA}</text:span><text:span text:style-name="T61"/></text:p>
          </table:table-cell>
          <table:table-cell table:style-name="TableCell010603">
            <text:p text:style-name="P29"><text:span text:style-name="T62">Pension-Deduction</text:span><text:span text:style-name="T63"/></text:p>
          </table:table-cell>
          <table:table-cell table:style-name="TableCell010604">
            <text:p text:style-name="P30"><text:span text:style-name="T64">`</text:span><text:span text:style-name="T65"/></text:p>
          </table:table-cell>
          <table:table-cell table:style-name="TableCell010605">
            <text:p text:style-name="P30"><text:span text:style-name="T66">{pension}</text:span><text:span text:style-name="T67"/></text:p>
          </table:table-cell>
        </table:table-row>
        <table:table-row table:style-name="TableRow0107">
          <table:table-cell table:style-name="TableCell010700">
            <text:p text:style-name="P33"><text:span text:style-name="T68">Total Gross</text:span><text:span text:style-name="T69"/></text:p>
          </table:table-cell>
          <table:table-cell table:style-name="TableCell010701">
            <text:p text:style-name="P34"><text:span text:style-name="T70">`</text:span><text:span text:style-name="T71"/></text:p>
          </table:table-cell>
          <table:table-cell table:style-name="TableCell010702">
            <text:p text:style-name="P34"><text:span text:style-name="T72">{total}</text:span><text:span text:style-name="T73"/></text:p>
          </table:table-cell>
          <table:table-cell table:style-name="TableCell010703">
            <text:p text:style-name="P35"><text:span text:style-name="T74">Total Deductions</text:span><text:span text:style-name="T75"/></text:p>
          </table:table-cell>
          <table:table-cell table:style-name="TableCell010704">
            <text:p text:style-name="P36"><text:span text:style-name="T76">`</text:span><text:span text:style-name="T77"/></text:p>
          </table:table-cell>
          <table:table-cell table:style-name="TableCell010705">
            <text:p text:style-name="P36"><text:span text:style-name="T78">{totalded}</text:span><text:span text:style-name="T79"/></text:p>
          </table:table-cell>
        </table:table-row>
        <table:table-row table:style-name="TableRow0108">
          <table:table-cell table:style-name="TableCell010800" table:number-columns-spanned="6">
            <text:p text:style-name="P39"><text:span text:style-name="T80">Net Take Home Salary<text:s text:c="12"/></text:span><text:span text:style-name="T81">`<text:s/></text:span><text:span text:style-name="T82"><text:s/>{netpay}<text:s text:c="9"/></text:span><text:span text:style-name="T83">{netpaywords}</text:span><text:span text:style-name="T84"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1"><text:span text:style-name="T85">[!-- END articles --]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